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18.14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ffffff"/>
      <style:text-properties fo:color="#c9211e"/>
    </style:style>
    <style:style style:name="ce8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ext-properties fo:color="#ff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video_id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2:44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251" calcext:value-type="float">
            <text:p>0.2251</text:p>
          </table:table-cell>
          <table:table-cell office:value-type="float" office:value="16.6921" calcext:value-type="float">
            <text:p>16.6921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7712" calcext:value-type="float">
            <text:p>0.7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2:59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3_prior0.1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819" calcext:value-type="float">
            <text:p>0.2819</text:p>
          </table:table-cell>
          <table:table-cell office:value-type="float" office:value="16.6537" calcext:value-type="float">
            <text:p>16.6537</text:p>
          </table:table-cell>
          <table:table-cell office:value-type="float" office:value="0.9198" calcext:value-type="float">
            <text:p>0.9198</text:p>
          </table:table-cell>
          <table:table-cell table:style-name="ce2" office:value-type="float" office:value="0.7077" calcext:value-type="float">
            <text:p>0.7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3:17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2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269" calcext:value-type="float">
            <text:p>0.2269</text:p>
          </table:table-cell>
          <table:table-cell office:value-type="float" office:value="17.0815" calcext:value-type="float">
            <text:p>17.081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7704" calcext:value-type="float">
            <text:p>0.7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3:28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6_prior0.1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765" calcext:value-type="float">
            <text:p>0.2765</text:p>
          </table:table-cell>
          <table:table-cell table:style-name="ce2" office:value-type="float" office:value="17.3133" calcext:value-type="float">
            <text:p>17.3133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7142" calcext:value-type="float">
            <text:p>0.7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3:51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1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494" calcext:value-type="float">
            <text:p>0.2494</text:p>
          </table:table-cell>
          <table:table-cell office:value-type="float" office:value="16.9491" calcext:value-type="float">
            <text:p>16.9491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7463" calcext:value-type="float">
            <text:p>0.7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4:04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Xanimation-0005_prior0.1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2827" calcext:value-type="float">
            <text:p>0.2827</text:p>
          </table:table-cell>
          <table:table-cell office:value-type="float" office:value="16.8796" calcext:value-type="float">
            <text:p>16.8796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7091" calcext:value-type="float">
            <text:p>0.7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5:49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121" calcext:value-type="float">
            <text:p>0.2121</text:p>
          </table:table-cell>
          <table:table-cell office:value-type="float" office:value="16.0159" calcext:value-type="float">
            <text:p>16.0159</text:p>
          </table:table-cell>
          <table:table-cell office:value-type="float" office:value="0.98" calcext:value-type="float">
            <text:p>0.98</text:p>
          </table:table-cell>
          <table:table-cell office:value-type="float" office:value="0.786" calcext:value-type="float">
            <text:p>0.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6:00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1_prior0.1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35" calcext:value-type="float">
            <text:p>0.235</text:p>
          </table:table-cell>
          <table:table-cell office:value-type="float" office:value="17.471" calcext:value-type="float">
            <text:p>17.47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91" calcext:value-type="float">
            <text:p>0.7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6:12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4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561" calcext:value-type="float">
            <text:p>0.2561</text:p>
          </table:table-cell>
          <table:table-cell office:value-type="float" office:value="17.4691" calcext:value-type="float">
            <text:p>17.4691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741" calcext:value-type="float">
            <text:p>0.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6:26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Xanimation-0003_prior0.1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559" calcext:value-type="float">
            <text:p>0.2559</text:p>
          </table:table-cell>
          <table:table-cell office:value-type="float" office:value="17.7514" calcext:value-type="float">
            <text:p>17.751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7386" calcext:value-type="float">
            <text:p>0.7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6:45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5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2639" calcext:value-type="float">
            <text:p>0.2639</text:p>
          </table:table-cell>
          <table:table-cell table:style-name="ce2" office:value-type="float" office:value="18.2362" calcext:value-type="float">
            <text:p>18.2362</text:p>
          </table:table-cell>
          <table:table-cell office:value-type="float" office:value="0.968" calcext:value-type="float">
            <text:p>0.968</text:p>
          </table:table-cell>
          <table:table-cell table:style-name="ce2" office:value-type="float" office:value="0.7325" calcext:value-type="float">
            <text:p>0.7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2:47:41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2_prior0.1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284" calcext:value-type="float">
            <text:p>0.2284</text:p>
          </table:table-cell>
          <table:table-cell office:value-type="float" office:value="17.7941" calcext:value-type="float">
            <text:p>17.7941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766" calcext:value-type="float">
            <text:p>0.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32:40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299" calcext:value-type="float">
            <text:p>0.2299</text:p>
          </table:table-cell>
          <table:table-cell office:value-type="float" office:value="16.555" calcext:value-type="float">
            <text:p>16.555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7679" calcext:value-type="float">
            <text:p>0.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32:58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1_prior0.1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992" calcext:value-type="float">
            <text:p>0.2992</text:p>
          </table:table-cell>
          <table:table-cell office:value-type="float" office:value="17.5669" calcext:value-type="float">
            <text:p>17.5669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6924" calcext:value-type="float">
            <text:p>0.6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33:10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4_cfg9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459" calcext:value-type="float">
            <text:p>0.2459</text:p>
          </table:table-cell>
          <table:table-cell office:value-type="float" office:value="17.0003" calcext:value-type="float">
            <text:p>17.0003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7501" calcext:value-type="float">
            <text:p>0.7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33:27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2_prior0.1_cfg9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65" calcext:value-type="float">
            <text:p>0.2965</text:p>
          </table:table-cell>
          <table:table-cell table:style-name="ce2" office:value-type="float" office:value="17.8623" calcext:value-type="float">
            <text:p>17.8623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689" calcext:value-type="float">
            <text:p>0.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33:41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5_cfg12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213" calcext:value-type="float">
            <text:p>0.2213</text:p>
          </table:table-cell>
          <table:table-cell office:value-type="float" office:value="17.3702" calcext:value-type="float">
            <text:p>17.3702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7746" calcext:value-type="float">
            <text:p>0.7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33:50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3_prior0.1_cfg12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029" calcext:value-type="float">
            <text:p>0.3029</text:p>
          </table:table-cell>
          <table:table-cell office:value-type="float" office:value="17.8004" calcext:value-type="float">
            <text:p>17.8004</text:p>
          </table:table-cell>
          <table:table-cell office:value-type="float" office:value="0.861" calcext:value-type="float">
            <text:p>0.861</text:p>
          </table:table-cell>
          <table:table-cell table:style-name="ce2" office:value-type="float" office:value="0.6775" calcext:value-type="float">
            <text:p>0.6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23:42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108" calcext:value-type="float">
            <text:p>0.2108</text:p>
          </table:table-cell>
          <table:table-cell office:value-type="float" office:value="17.0011" calcext:value-type="float">
            <text:p>17.0011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7868" calcext:value-type="float">
            <text:p>0.7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24:04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1_prior0.1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811" calcext:value-type="float">
            <text:p>0.2811</text:p>
          </table:table-cell>
          <table:table-cell office:value-type="float" office:value="16.7997" calcext:value-type="float">
            <text:p>16.7997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7142" calcext:value-type="float">
            <text:p>0.7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25:04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4_cfg9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361" calcext:value-type="float">
            <text:p>0.2361</text:p>
          </table:table-cell>
          <table:table-cell office:value-type="float" office:value="17.2465" calcext:value-type="float">
            <text:p>17.2465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7612" calcext:value-type="float">
            <text:p>0.7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25:21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2_prior0.1_cfg9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2966" calcext:value-type="float">
            <text:p>0.2966</text:p>
          </table:table-cell>
          <table:table-cell office:value-type="float" office:value="17.373" calcext:value-type="float">
            <text:p>17.373</text:p>
          </table:table-cell>
          <table:table-cell office:value-type="float" office:value="0.9476" calcext:value-type="float">
            <text:p>0.9476</text:p>
          </table:table-cell>
          <table:table-cell table:style-name="ce2" office:value-type="float" office:value="0.6975" calcext:value-type="float">
            <text:p>0.6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25:38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5_cfg12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399" calcext:value-type="float">
            <text:p>0.2399</text:p>
          </table:table-cell>
          <table:table-cell office:value-type="float" office:value="17.2982" calcext:value-type="float">
            <text:p>17.2982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7578" calcext:value-type="float">
            <text:p>0.7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2 23:25:48</text:p>
          </table:table-cell>
          <table:table-cell office:value-type="string" calcext:value-type="string">
            <text:p>ApplyMakeup</text:p>
          </table:table-cell>
          <table:table-cell office:value-type="string" calcext:value-type="string">
            <text:p>animation-0003_prior0.1_cfg12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907" calcext:value-type="float">
            <text:p>0.2907</text:p>
          </table:table-cell>
          <table:table-cell table:style-name="ce2" office:value-type="float" office:value="17.5511" calcext:value-type="float">
            <text:p>17.5511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7054" calcext:value-type="float">
            <text:p>0.705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3:17:48</text:p>
          </table:table-cell>
          <table:table-cell table:style-name="ce4" office:value-type="string" calcext:value-type="string">
            <text:p>BoxingPunchingBag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 man wearing white tank top practices <text:span text:style-name="T1">boxing</text:span>, punching a red heavy bag in his garage home gym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47" calcext:value-type="float">
            <text:p>0.347</text:p>
          </table:table-cell>
          <table:table-cell table:style-name="ce5" office:value-type="float" office:value="18.9777" calcext:value-type="float">
            <text:p>18.9777</text:p>
          </table:table-cell>
          <table:table-cell table:style-name="ce5" office:value-type="float" office:value="0.9501" calcext:value-type="float">
            <text:p>0.9501</text:p>
          </table:table-cell>
          <table:table-cell table:style-name="ce5" office:value-type="float" office:value="0.6467" calcext:value-type="float">
            <text:p>0.6467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3:18:01</text:p>
          </table:table-cell>
          <table:table-cell office:value-type="string" calcext:value-type="string">
            <text:p>BoxingPunchingBag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595" calcext:value-type="float">
            <text:p>0.3595</text:p>
          </table:table-cell>
          <table:table-cell office:value-type="float" office:value="18.6348" calcext:value-type="float">
            <text:p>18.6348</text:p>
          </table:table-cell>
          <table:table-cell office:value-type="float" office:value="0.9522" calcext:value-type="float">
            <text:p>0.9522</text:p>
          </table:table-cell>
          <table:table-cell table:style-name="ce6" office:value-type="float" office:value="0.6354" calcext:value-type="float">
            <text:p>0.635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18:10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26" calcext:value-type="float">
            <text:p>0.3526</text:p>
          </table:table-cell>
          <table:table-cell table:style-name="ce6" office:value-type="float" office:value="19.6225" calcext:value-type="float">
            <text:p>19.6225</text:p>
          </table:table-cell>
          <table:table-cell office:value-type="float" office:value="0.957" calcext:value-type="float">
            <text:p>0.957</text:p>
          </table:table-cell>
          <table:table-cell office:value-type="float" office:value="0.642" calcext:value-type="float">
            <text:p>0.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8:26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53" calcext:value-type="float">
            <text:p>0.3353</text:p>
          </table:table-cell>
          <table:table-cell office:value-type="float" office:value="17.9586" calcext:value-type="float">
            <text:p>17.9586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654" calcext:value-type="float">
            <text:p>0.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8:39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408" calcext:value-type="float">
            <text:p>0.3408</text:p>
          </table:table-cell>
          <table:table-cell office:value-type="float" office:value="19.1497" calcext:value-type="float">
            <text:p>19.1497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6478" calcext:value-type="float">
            <text:p>0.6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8:48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72" calcext:value-type="float">
            <text:p>0.3272</text:p>
          </table:table-cell>
          <table:table-cell office:value-type="float" office:value="17.7057" calcext:value-type="float">
            <text:p>17.7057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628" calcext:value-type="float">
            <text:p>0.6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29:42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622" calcext:value-type="float">
            <text:p>0.3622</text:p>
          </table:table-cell>
          <table:table-cell table:style-name="ce6" office:value-type="float" office:value="19.3644" calcext:value-type="float">
            <text:p>19.3644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632499992847443" calcext:value-type="float">
            <text:p>0.632499992847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29:59</text:p>
          </table:table-cell>
          <table:table-cell office:value-type="string" calcext:value-type="string">
            <text:p>BoxingPunchingBag</text:p>
          </table:table-cell>
          <table:table-cell table:style-name="ce7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831" calcext:value-type="float">
            <text:p>0.3831</text:p>
          </table:table-cell>
          <table:table-cell office:value-type="float" office:value="18.188" calcext:value-type="float">
            <text:p>18.188</text:p>
          </table:table-cell>
          <table:table-cell office:value-type="float" office:value="0.9546" calcext:value-type="float">
            <text:p>0.9546</text:p>
          </table:table-cell>
          <table:table-cell table:style-name="ce6" office:value-type="float" office:value="0.612200021743774" calcext:value-type="float">
            <text:p>0.61220002174377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30:08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38" calcext:value-type="float">
            <text:p>0.3538</text:p>
          </table:table-cell>
          <table:table-cell office:value-type="float" office:value="17.903" calcext:value-type="float">
            <text:p>17.903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39100015163422" calcext:value-type="float">
            <text:p>0.639100015163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30:16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808" calcext:value-type="float">
            <text:p>0.3808</text:p>
          </table:table-cell>
          <table:table-cell office:value-type="float" office:value="18.8734" calcext:value-type="float">
            <text:p>18.8734</text:p>
          </table:table-cell>
          <table:table-cell office:value-type="float" office:value="0.9577" calcext:value-type="float">
            <text:p>0.9577</text:p>
          </table:table-cell>
          <table:table-cell office:value-type="float" office:value="0.614099979400635" calcext:value-type="float">
            <text:p>0.614099979400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30:57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61" calcext:value-type="float">
            <text:p>0.3161</text:p>
          </table:table-cell>
          <table:table-cell office:value-type="float" office:value="18.3417" calcext:value-type="float">
            <text:p>18.3417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674899995326996" calcext:value-type="float">
            <text:p>0.674899995326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31:06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647" calcext:value-type="float">
            <text:p>0.3647</text:p>
          </table:table-cell>
          <table:table-cell office:value-type="float" office:value="17.9393" calcext:value-type="float">
            <text:p>17.9393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6317999958992" calcext:value-type="float">
            <text:p>0.631799995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06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404" calcext:value-type="float">
            <text:p>0.3404</text:p>
          </table:table-cell>
          <table:table-cell office:value-type="float" office:value="18.649" calcext:value-type="float">
            <text:p>18.649</text:p>
          </table:table-cell>
          <table:table-cell table:style-name="ce6" office:value-type="float" office:value="0.951" calcext:value-type="float">
            <text:p>0.951</text:p>
          </table:table-cell>
          <table:table-cell office:value-type="float" office:value="0.6539" calcext:value-type="float">
            <text:p>0.6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22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634" calcext:value-type="float">
            <text:p>0.3634</text:p>
          </table:table-cell>
          <table:table-cell office:value-type="float" office:value="18.0286" calcext:value-type="float">
            <text:p>18.0286</text:p>
          </table:table-cell>
          <table:table-cell office:value-type="float" office:value="0.9097" calcext:value-type="float">
            <text:p>0.9097</text:p>
          </table:table-cell>
          <table:table-cell table:style-name="ce6" office:value-type="float" office:value="0.6276" calcext:value-type="float">
            <text:p>0.6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30</text:p>
          </table:table-cell>
          <table:table-cell office:value-type="string" calcext:value-type="string">
            <text:p>BoxingPunchingBag</text:p>
          </table:table-cell>
          <table:table-cell table:style-name="ce6"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91" calcext:value-type="float">
            <text:p>0.3591</text:p>
          </table:table-cell>
          <table:table-cell office:value-type="float" office:value="18.5984" calcext:value-type="float">
            <text:p>18.59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12:39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514" calcext:value-type="float">
            <text:p>0.3514</text:p>
          </table:table-cell>
          <table:table-cell table:style-name="ce6" office:value-type="float" office:value="18.7575" calcext:value-type="float">
            <text:p>18.7575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6378" calcext:value-type="float">
            <text:p>0.6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47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527" calcext:value-type="float">
            <text:p>0.3527</text:p>
          </table:table-cell>
          <table:table-cell office:value-type="float" office:value="18.6442" calcext:value-type="float">
            <text:p>18.6442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384" calcext:value-type="float">
            <text:p>0.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12:55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18" calcext:value-type="float">
            <text:p>0.3318</text:p>
          </table:table-cell>
          <table:table-cell office:value-type="float" office:value="18.4204" calcext:value-type="float">
            <text:p>18.4204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6594" calcext:value-type="float">
            <text:p>0.6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3:28</text:p>
          </table:table-cell>
          <table:table-cell office:value-type="string" calcext:value-type="string">
            <text:p>BoxingPunchingBag</text:p>
          </table:table-cell>
          <table:table-cell table:style-name="ce6"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508" calcext:value-type="float">
            <text:p>0.3508</text:p>
          </table:table-cell>
          <table:table-cell table:style-name="ce6" office:value-type="float" office:value="18.0143" calcext:value-type="float">
            <text:p>18.0143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6374" calcext:value-type="float">
            <text:p>0.637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3:43</text:p>
          </table:table-cell>
          <table:table-cell office:value-type="string" calcext:value-type="string">
            <text:p>BoxingPunchingBag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542" calcext:value-type="float">
            <text:p>0.3542</text:p>
          </table:table-cell>
          <table:table-cell office:value-type="float" office:value="17.5116" calcext:value-type="float">
            <text:p>17.5116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6298" calcext:value-type="float">
            <text:p>0.6298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3:55</text:p>
          </table:table-cell>
          <table:table-cell office:value-type="string" calcext:value-type="string">
            <text:p>BoxingPunchingBag</text:p>
          </table:table-cell>
          <table:table-cell table:style-name="ce8"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7" calcext:value-type="float">
            <text:p>0.37</text:p>
          </table:table-cell>
          <table:table-cell office:value-type="float" office:value="17.531" calcext:value-type="float">
            <text:p>17.531</text:p>
          </table:table-cell>
          <table:table-cell office:value-type="float" office:value="0.9522" calcext:value-type="float">
            <text:p>0.9522</text:p>
          </table:table-cell>
          <table:table-cell table:style-name="ce6" office:value-type="float" office:value="0.625" calcext:value-type="float">
            <text:p>0.62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3:04:10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245" calcext:value-type="float">
            <text:p>0.3245</text:p>
          </table:table-cell>
          <table:table-cell office:value-type="float" office:value="17.6266" calcext:value-type="float">
            <text:p>17.626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6614" calcext:value-type="float">
            <text:p>0.6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4:29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449" calcext:value-type="float">
            <text:p>0.3449</text:p>
          </table:table-cell>
          <table:table-cell office:value-type="float" office:value="17.8638" calcext:value-type="float">
            <text:p>17.863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438" calcext:value-type="float">
            <text:p>0.6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3:04:39</text:p>
          </table:table-cell>
          <table:table-cell office:value-type="string" calcext:value-type="string">
            <text:p>BoxingPunchingBa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15" calcext:value-type="float">
            <text:p>0.3315</text:p>
          </table:table-cell>
          <table:table-cell office:value-type="float" office:value="17.8354" calcext:value-type="float">
            <text:p>17.8354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651" calcext:value-type="float">
            <text:p>0.65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5:08:03</text:p>
          </table:table-cell>
          <table:table-cell table:style-name="ce4" office:value-type="string" calcext:value-type="string">
            <text:p>BrushingTeeth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 young girl with long blonde hair is <text:span text:style-name="T1">brushing</text:span> her teeth in a bathroom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451" calcext:value-type="float">
            <text:p>0.3451</text:p>
          </table:table-cell>
          <table:table-cell table:style-name="ce5" office:value-type="float" office:value="18.4188" calcext:value-type="float">
            <text:p>18.4188</text:p>
          </table:table-cell>
          <table:table-cell table:style-name="ce5" office:value-type="float" office:value="0.9409" calcext:value-type="float">
            <text:p>0.9409</text:p>
          </table:table-cell>
          <table:table-cell table:style-name="ce5" office:value-type="float" office:value="0.6469" calcext:value-type="float">
            <text:p>0.6469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5:08:14</text:p>
          </table:table-cell>
          <table:table-cell office:value-type="string" calcext:value-type="string">
            <text:p>BrushingTeeth</text:p>
          </table:table-cell>
          <table:table-cell table:style-name="ce8"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614" calcext:value-type="float">
            <text:p>0.3614</text:p>
          </table:table-cell>
          <table:table-cell table:style-name="ce6" office:value-type="float" office:value="19.7902" calcext:value-type="float">
            <text:p>19.7902</text:p>
          </table:table-cell>
          <table:table-cell office:value-type="float" office:value="0.9286" calcext:value-type="float">
            <text:p>0.9286</text:p>
          </table:table-cell>
          <table:table-cell table:style-name="ce6" office:value-type="float" office:value="0.6284" calcext:value-type="float">
            <text:p>0.628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08:25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325" calcext:value-type="float">
            <text:p>0.3325</text:p>
          </table:table-cell>
          <table:table-cell office:value-type="float" office:value="19.0894" calcext:value-type="float">
            <text:p>19.089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6563" calcext:value-type="float">
            <text:p>0.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8:33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48" calcext:value-type="float">
            <text:p>0.3448</text:p>
          </table:table-cell>
          <table:table-cell office:value-type="float" office:value="19.3031" calcext:value-type="float">
            <text:p>19.303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6434" calcext:value-type="float">
            <text:p>0.6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9:06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8" calcext:value-type="float">
            <text:p>0.328</text:p>
          </table:table-cell>
          <table:table-cell office:value-type="float" office:value="19.0548" calcext:value-type="float">
            <text:p>19.054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569" calcext:value-type="float">
            <text:p>0.6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9:12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534" calcext:value-type="float">
            <text:p>0.3534</text:p>
          </table:table-cell>
          <table:table-cell office:value-type="float" office:value="19.0115" calcext:value-type="float">
            <text:p>19.0115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6382" calcext:value-type="float">
            <text:p>0.6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1:29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393" calcext:value-type="float">
            <text:p>0.3393</text:p>
          </table:table-cell>
          <table:table-cell office:value-type="float" office:value="19.2537" calcext:value-type="float">
            <text:p>19.2537</text:p>
          </table:table-cell>
          <table:table-cell office:value-type="float" office:value="0.9584" calcext:value-type="float">
            <text:p>0.9584</text:p>
          </table:table-cell>
          <table:table-cell table:style-name="ce6" office:value-type="float" office:value="0.6545" calcext:value-type="float">
            <text:p>0.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01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office:value-type="float" office:value="19.1718" calcext:value-type="float">
            <text:p>19.1718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6837" calcext:value-type="float">
            <text:p>0.6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14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307" calcext:value-type="float">
            <text:p>0.3307</text:p>
          </table:table-cell>
          <table:table-cell office:value-type="float" office:value="19.1921" calcext:value-type="float">
            <text:p>19.1921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638" calcext:value-type="float">
            <text:p>0.6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24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79" calcext:value-type="float">
            <text:p>0.3079</text:p>
          </table:table-cell>
          <table:table-cell office:value-type="float" office:value="19.271" calcext:value-type="float">
            <text:p>19.271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6867" calcext:value-type="float">
            <text:p>0.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34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345" calcext:value-type="float">
            <text:p>0.3345</text:p>
          </table:table-cell>
          <table:table-cell office:value-type="float" office:value="19.1432" calcext:value-type="float">
            <text:p>19.1432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6608" calcext:value-type="float">
            <text:p>0.6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43</text:p>
          </table:table-cell>
          <table:table-cell office:value-type="string" calcext:value-type="string">
            <text:p>BrushingTeeth</text:p>
          </table:table-cell>
          <table:table-cell table:style-name="ce6"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376" calcext:value-type="float">
            <text:p>0.3376</text:p>
          </table:table-cell>
          <table:table-cell table:style-name="ce6" office:value-type="float" office:value="19.3766" calcext:value-type="float">
            <text:p>19.3766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6566" calcext:value-type="float">
            <text:p>0.656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03:04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295" calcext:value-type="float">
            <text:p>0.3295</text:p>
          </table:table-cell>
          <table:table-cell office:value-type="float" office:value="18.7721" calcext:value-type="float">
            <text:p>18.7721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660799980163574" calcext:value-type="float">
            <text:p>0.660799980163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3:13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578" calcext:value-type="float">
            <text:p>0.3578</text:p>
          </table:table-cell>
          <table:table-cell office:value-type="float" office:value="18.9279" calcext:value-type="float">
            <text:p>18.9279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636099994182587" calcext:value-type="float">
            <text:p>0.636099994182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3:23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735" calcext:value-type="float">
            <text:p>0.3735</text:p>
          </table:table-cell>
          <table:table-cell office:value-type="float" office:value="18.9803" calcext:value-type="float">
            <text:p>18.980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16599977016449" calcext:value-type="float">
            <text:p>0.616599977016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4:19</text:p>
          </table:table-cell>
          <table:table-cell office:value-type="string" calcext:value-type="string">
            <text:p>BrushingTeeth</text:p>
          </table:table-cell>
          <table:table-cell table:style-name="ce6"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.377" calcext:value-type="float">
            <text:p>0.377</text:p>
          </table:table-cell>
          <table:table-cell table:style-name="ce6" office:value-type="float" office:value="19.3727" calcext:value-type="float">
            <text:p>19.372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614099979400635" calcext:value-type="float">
            <text:p>0.61409997940063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04:45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64" calcext:value-type="float">
            <text:p>0.364</text:p>
          </table:table-cell>
          <table:table-cell office:value-type="float" office:value="19.0326" calcext:value-type="float">
            <text:p>19.0326</text:p>
          </table:table-cell>
          <table:table-cell office:value-type="float" office:value="0.929" calcext:value-type="float">
            <text:p>0.929</text:p>
          </table:table-cell>
          <table:table-cell office:value-type="float" office:value="0.626500010490418" calcext:value-type="float">
            <text:p>0.626500010490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4:57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773" calcext:value-type="float">
            <text:p>0.3773</text:p>
          </table:table-cell>
          <table:table-cell office:value-type="float" office:value="19.3135" calcext:value-type="float">
            <text:p>19.3135</text:p>
          </table:table-cell>
          <table:table-cell office:value-type="float" office:value="0.9236" calcext:value-type="float">
            <text:p>0.9236</text:p>
          </table:table-cell>
          <table:table-cell table:style-name="ce6" office:value-type="float" office:value="0.612900018692017" calcext:value-type="float">
            <text:p>0.612900018692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03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305" calcext:value-type="float">
            <text:p>0.3305</text:p>
          </table:table-cell>
          <table:table-cell table:style-name="ce6" office:value-type="float" office:value="17.7279" calcext:value-type="float">
            <text:p>17.7279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6588" calcext:value-type="float">
            <text:p>0.6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19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209" calcext:value-type="float">
            <text:p>0.3209</text:p>
          </table:table-cell>
          <table:table-cell office:value-type="float" office:value="17.7155" calcext:value-type="float">
            <text:p>17.7155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6707" calcext:value-type="float">
            <text:p>0.6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30</text:p>
          </table:table-cell>
          <table:table-cell office:value-type="string" calcext:value-type="string">
            <text:p>BrushingTeeth</text:p>
          </table:table-cell>
          <table:table-cell table:style-name="ce6"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552" calcext:value-type="float">
            <text:p>0.3552</text:p>
          </table:table-cell>
          <table:table-cell office:value-type="float" office:value="17.6605" calcext:value-type="float">
            <text:p>17.6605</text:p>
          </table:table-cell>
          <table:table-cell office:value-type="float" office:value="0.9276" calcext:value-type="float">
            <text:p>0.9276</text:p>
          </table:table-cell>
          <table:table-cell table:style-name="ce6" office:value-type="float" office:value="0.635" calcext:value-type="float">
            <text:p>0.63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4:59:44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56" calcext:value-type="float">
            <text:p>0.3456</text:p>
          </table:table-cell>
          <table:table-cell office:value-type="float" office:value="17.653" calcext:value-type="float">
            <text:p>17.65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45" calcext:value-type="float">
            <text:p>0.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53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05" calcext:value-type="float">
            <text:p>0.3205</text:p>
          </table:table-cell>
          <table:table-cell office:value-type="float" office:value="17.3373" calcext:value-type="float">
            <text:p>17.337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701" calcext:value-type="float">
            <text:p>0.6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0:07</text:p>
          </table:table-cell>
          <table:table-cell office:value-type="string" calcext:value-type="string">
            <text:p>BrushingTeeth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468" calcext:value-type="float">
            <text:p>0.3468</text:p>
          </table:table-cell>
          <table:table-cell office:value-type="float" office:value="17.4275" calcext:value-type="float">
            <text:p>17.427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6425" calcext:value-type="float">
            <text:p>0.642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5:48:18</text:p>
          </table:table-cell>
          <table:table-cell table:style-name="ce4" office:value-type="string" calcext:value-type="string">
            <text:p>CleanAndJerk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 strong man performs an impressive snatch, <text:span text:style-name="T1">lifting a heavy barbell</text:span> overhead in a gym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978" calcext:value-type="float">
            <text:p>0.2978</text:p>
          </table:table-cell>
          <table:table-cell table:style-name="ce5" office:value-type="float" office:value="18.3584" calcext:value-type="float">
            <text:p>18.3584</text:p>
          </table:table-cell>
          <table:table-cell table:style-name="ce5" office:value-type="float" office:value="0.8741" calcext:value-type="float">
            <text:p>0.8741</text:p>
          </table:table-cell>
          <table:table-cell table:style-name="ce5" office:value-type="float" office:value="0.6899" calcext:value-type="float">
            <text:p>0.6899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5:48:27</text:p>
          </table:table-cell>
          <table:table-cell office:value-type="string" calcext:value-type="string">
            <text:p>CleanAndJerk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383" calcext:value-type="float">
            <text:p>0.3383</text:p>
          </table:table-cell>
          <table:table-cell office:value-type="float" office:value="18.8244" calcext:value-type="float">
            <text:p>18.8244</text:p>
          </table:table-cell>
          <table:table-cell office:value-type="float" office:value="0.9019" calcext:value-type="float">
            <text:p>0.9019</text:p>
          </table:table-cell>
          <table:table-cell table:style-name="ce6" office:value-type="float" office:value="0.6507" calcext:value-type="float">
            <text:p>0.6507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48:37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062" calcext:value-type="float">
            <text:p>0.3062</text:p>
          </table:table-cell>
          <table:table-cell office:value-type="float" office:value="17.9081" calcext:value-type="float">
            <text:p>17.9081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682" calcext:value-type="float">
            <text:p>0.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8:55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244" calcext:value-type="float">
            <text:p>0.3244</text:p>
          </table:table-cell>
          <table:table-cell table:style-name="ce6" office:value-type="float" office:value="18.8657" calcext:value-type="float">
            <text:p>18.8657</text:p>
          </table:table-cell>
          <table:table-cell office:value-type="float" office:value="0.884" calcext:value-type="float">
            <text:p>0.884</text:p>
          </table:table-cell>
          <table:table-cell office:value-type="float" office:value="0.6631" calcext:value-type="float">
            <text:p>0.6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9:13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927" calcext:value-type="float">
            <text:p>0.2927</text:p>
          </table:table-cell>
          <table:table-cell office:value-type="float" office:value="17.7503" calcext:value-type="float">
            <text:p>17.7503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994" calcext:value-type="float">
            <text:p>0.6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9:30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45" calcext:value-type="float">
            <text:p>0.3045</text:p>
          </table:table-cell>
          <table:table-cell office:value-type="float" office:value="18.5866" calcext:value-type="float">
            <text:p>18.5866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868" calcext:value-type="float">
            <text:p>0.6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2:54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307" calcext:value-type="float">
            <text:p>0.3307</text:p>
          </table:table-cell>
          <table:table-cell office:value-type="float" office:value="18.6754" calcext:value-type="float">
            <text:p>18.6754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545" calcext:value-type="float">
            <text:p>0.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02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324" calcext:value-type="float">
            <text:p>0.3324</text:p>
          </table:table-cell>
          <table:table-cell office:value-type="float" office:value="18.4465" calcext:value-type="float">
            <text:p>18.4465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6576" calcext:value-type="float">
            <text:p>0.6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32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334" calcext:value-type="float">
            <text:p>0.3334</text:p>
          </table:table-cell>
          <table:table-cell office:value-type="float" office:value="18.6888" calcext:value-type="float">
            <text:p>18.6888</text:p>
          </table:table-cell>
          <table:table-cell office:value-type="float" office:value="0.92" calcext:value-type="float">
            <text:p>0.92</text:p>
          </table:table-cell>
          <table:table-cell office:value-type="float" office:value="0.6579" calcext:value-type="float">
            <text:p>0.6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42</text:p>
          </table:table-cell>
          <table:table-cell office:value-type="string" calcext:value-type="string">
            <text:p>CleanAndJerk</text:p>
          </table:table-cell>
          <table:table-cell table:style-name="ce8"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456" calcext:value-type="float">
            <text:p>0.3456</text:p>
          </table:table-cell>
          <table:table-cell table:style-name="ce6" office:value-type="float" office:value="18.7129" calcext:value-type="float">
            <text:p>18.7129</text:p>
          </table:table-cell>
          <table:table-cell office:value-type="float" office:value="0.9446" calcext:value-type="float">
            <text:p>0.9446</text:p>
          </table:table-cell>
          <table:table-cell table:style-name="ce6" office:value-type="float" office:value="0.6471" calcext:value-type="float">
            <text:p>0.6471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54:04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71" calcext:value-type="float">
            <text:p>0.3171</text:p>
          </table:table-cell>
          <table:table-cell office:value-type="float" office:value="18.1207" calcext:value-type="float">
            <text:p>18.1207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6712" calcext:value-type="float">
            <text:p>0.6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4:13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141" calcext:value-type="float">
            <text:p>0.3141</text:p>
          </table:table-cell>
          <table:table-cell office:value-type="float" office:value="18.1011" calcext:value-type="float">
            <text:p>18.1011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6774" calcext:value-type="float">
            <text:p>0.6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2:59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79" calcext:value-type="float">
            <text:p>0.3079</text:p>
          </table:table-cell>
          <table:table-cell office:value-type="float" office:value="17.4315" calcext:value-type="float">
            <text:p>17.431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809" calcext:value-type="float">
            <text:p>0.6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3:09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989" calcext:value-type="float">
            <text:p>0.2989</text:p>
          </table:table-cell>
          <table:table-cell office:value-type="float" office:value="17.6531" calcext:value-type="float">
            <text:p>17.653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893" calcext:value-type="float">
            <text:p>0.6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3:23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823" calcext:value-type="float">
            <text:p>0.2823</text:p>
          </table:table-cell>
          <table:table-cell office:value-type="float" office:value="17.9285" calcext:value-type="float">
            <text:p>17.928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7084" calcext:value-type="float">
            <text:p>0.7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4:06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148" calcext:value-type="float">
            <text:p>0.3148</text:p>
          </table:table-cell>
          <table:table-cell office:value-type="float" office:value="17.6518" calcext:value-type="float">
            <text:p>17.651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6766" calcext:value-type="float">
            <text:p>0.6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4:20</text:p>
          </table:table-cell>
          <table:table-cell office:value-type="string" calcext:value-type="string">
            <text:p>CleanAndJerk</text:p>
          </table:table-cell>
          <table:table-cell table:style-name="ce6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33" calcext:value-type="float">
            <text:p>0.3133</text:p>
          </table:table-cell>
          <table:table-cell table:style-name="ce6" office:value-type="float" office:value="18.0477" calcext:value-type="float">
            <text:p>18.0477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713" calcext:value-type="float">
            <text:p>0.6713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44:38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205" calcext:value-type="float">
            <text:p>0.3205</text:p>
          </table:table-cell>
          <table:table-cell office:value-type="float" office:value="17.7895" calcext:value-type="float">
            <text:p>17.7895</text:p>
          </table:table-cell>
          <table:table-cell office:value-type="float" office:value="0.8706" calcext:value-type="float">
            <text:p>0.8706</text:p>
          </table:table-cell>
          <table:table-cell table:style-name="ce6" office:value-type="float" office:value="0.6646" calcext:value-type="float">
            <text:p>0.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23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33" calcext:value-type="float">
            <text:p>0.2933</text:p>
          </table:table-cell>
          <table:table-cell office:value-type="float" office:value="16.7469" calcext:value-type="float">
            <text:p>16.746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011" calcext:value-type="float">
            <text:p>0.7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35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928" calcext:value-type="float">
            <text:p>0.2928</text:p>
          </table:table-cell>
          <table:table-cell office:value-type="float" office:value="16.8327" calcext:value-type="float">
            <text:p>16.8327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7003" calcext:value-type="float">
            <text:p>0.7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43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86" calcext:value-type="float">
            <text:p>0.286</text:p>
          </table:table-cell>
          <table:table-cell office:value-type="float" office:value="17.1965" calcext:value-type="float">
            <text:p>17.196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708" calcext:value-type="float">
            <text:p>0.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53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94" calcext:value-type="float">
            <text:p>0.2994</text:p>
          </table:table-cell>
          <table:table-cell office:value-type="float" office:value="16.9405" calcext:value-type="float">
            <text:p>16.9405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948" calcext:value-type="float">
            <text:p>0.6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8:08</text:p>
          </table:table-cell>
          <table:table-cell office:value-type="string" calcext:value-type="string">
            <text:p>CleanAndJerk</text:p>
          </table:table-cell>
          <table:table-cell table:style-name="ce6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97" calcext:value-type="float">
            <text:p>0.3097</text:p>
          </table:table-cell>
          <table:table-cell office:value-type="float" office:value="17.1445" calcext:value-type="float">
            <text:p>17.14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848" calcext:value-type="float">
            <text:p>0.6848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38:19</text:p>
          </table:table-cell>
          <table:table-cell office:value-type="string" calcext:value-type="string">
            <text:p>CleanAndJerk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173" calcext:value-type="float">
            <text:p>0.3173</text:p>
          </table:table-cell>
          <table:table-cell table:style-name="ce6" office:value-type="float" office:value="17.7783" calcext:value-type="float">
            <text:p>17.7783</text:p>
          </table:table-cell>
          <table:table-cell office:value-type="float" office:value="0.9209" calcext:value-type="float">
            <text:p>0.9209</text:p>
          </table:table-cell>
          <table:table-cell table:style-name="ce6" office:value-type="float" office:value="0.6739" calcext:value-type="float">
            <text:p>0.673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6:59:39</text:p>
          </table:table-cell>
          <table:table-cell table:style-name="ce4" office:value-type="string" calcext:value-type="string">
            <text:p>Fencing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Two focused <text:span text:style-name="T1">fencers</text:span> in white uniforms duel on a strip inside a large sports hall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521" calcext:value-type="float">
            <text:p>0.3521</text:p>
          </table:table-cell>
          <table:table-cell table:style-name="ce5" office:value-type="float" office:value="19.498" calcext:value-type="float">
            <text:p>19.498</text:p>
          </table:table-cell>
          <table:table-cell table:style-name="ce5" office:value-type="float" office:value="0.8767" calcext:value-type="float">
            <text:p>0.8767</text:p>
          </table:table-cell>
          <table:table-cell table:style-name="ce5" office:value-type="float" office:value="0.6339" calcext:value-type="float">
            <text:p>0.6339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6:59:46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539" calcext:value-type="float">
            <text:p>0.3539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6311" calcext:value-type="float">
            <text:p>0.6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9:53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27" calcext:value-type="float">
            <text:p>0.3527</text:p>
          </table:table-cell>
          <table:table-cell office:value-type="float" office:value="19.4407" calcext:value-type="float">
            <text:p>19.4407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635" calcext:value-type="float">
            <text:p>0.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0:10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76" calcext:value-type="float">
            <text:p>0.3476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6396" calcext:value-type="float">
            <text:p>0.6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0:17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.3664" calcext:value-type="float">
            <text:p>19.3664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624" calcext:value-type="float">
            <text:p>0.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0:26</text:p>
          </table:table-cell>
          <table:table-cell office:value-type="string" calcext:value-type="string">
            <text:p>Fencing</text:p>
          </table:table-cell>
          <table:table-cell table:style-name="ce8"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862" calcext:value-type="float">
            <text:p>0.3862</text:p>
          </table:table-cell>
          <table:table-cell table:style-name="ce6" office:value-type="float" office:value="20.3687" calcext:value-type="float">
            <text:p>20.3687</text:p>
          </table:table-cell>
          <table:table-cell office:value-type="float" office:value="0.9038" calcext:value-type="float">
            <text:p>0.9038</text:p>
          </table:table-cell>
          <table:table-cell table:style-name="ce6" office:value-type="float" office:value="0.5999" calcext:value-type="float">
            <text:p>0.5999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04:54</text:p>
          </table:table-cell>
          <table:table-cell office:value-type="string" calcext:value-type="string">
            <text:p>Fencing</text:p>
          </table:table-cell>
          <table:table-cell table:style-name="ce6"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71" calcext:value-type="float">
            <text:p>0.371</text:p>
          </table:table-cell>
          <table:table-cell office:value-type="float" office:value="19.9618" calcext:value-type="float">
            <text:p>19.9618</text:p>
          </table:table-cell>
          <table:table-cell office:value-type="float" office:value="0.9716" calcext:value-type="float">
            <text:p>0.9716</text:p>
          </table:table-cell>
          <table:table-cell table:style-name="ce6" office:value-type="float" office:value="0.6255" calcext:value-type="float">
            <text:p>0.625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05:02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624" calcext:value-type="float">
            <text:p>0.3624</text:p>
          </table:table-cell>
          <table:table-cell table:style-name="ce6" office:value-type="float" office:value="20.1778" calcext:value-type="float">
            <text:p>20.177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303" calcext:value-type="float">
            <text:p>0.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25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95" calcext:value-type="float">
            <text:p>0.3595</text:p>
          </table:table-cell>
          <table:table-cell office:value-type="float" office:value="19.561" calcext:value-type="float">
            <text:p>19.561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6372" calcext:value-type="float">
            <text:p>0.6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36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94" calcext:value-type="float">
            <text:p>0.3494</text:p>
          </table:table-cell>
          <table:table-cell office:value-type="float" office:value="19.4303" calcext:value-type="float">
            <text:p>19.4303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6455" calcext:value-type="float">
            <text:p>0.6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42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557" calcext:value-type="float">
            <text:p>0.3557</text:p>
          </table:table-cell>
          <table:table-cell office:value-type="float" office:value="19.312" calcext:value-type="float">
            <text:p>19.312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385" calcext:value-type="float">
            <text:p>0.6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50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468" calcext:value-type="float">
            <text:p>0.3468</text:p>
          </table:table-cell>
          <table:table-cell office:value-type="float" office:value="19.5967" calcext:value-type="float">
            <text:p>19.5967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49" calcext:value-type="float">
            <text:p>0.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13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792" calcext:value-type="float">
            <text:p>0.3792</text:p>
          </table:table-cell>
          <table:table-cell office:value-type="float" office:value="18.7044" calcext:value-type="float">
            <text:p>18.7044</text:p>
          </table:table-cell>
          <table:table-cell office:value-type="float" office:value="0.9626" calcext:value-type="float">
            <text:p>0.9626</text:p>
          </table:table-cell>
          <table:table-cell table:style-name="ce6" office:value-type="float" office:value="0.616" calcext:value-type="float">
            <text:p>0.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32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645" calcext:value-type="float">
            <text:p>0.3645</text:p>
          </table:table-cell>
          <table:table-cell table:style-name="ce6" office:value-type="float" office:value="19.1371" calcext:value-type="float">
            <text:p>19.1371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6168" calcext:value-type="float">
            <text:p>0.6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43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568" calcext:value-type="float">
            <text:p>0.3568</text:p>
          </table:table-cell>
          <table:table-cell office:value-type="float" office:value="18.7404" calcext:value-type="float">
            <text:p>18.740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6335" calcext:value-type="float">
            <text:p>0.6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52</text:p>
          </table:table-cell>
          <table:table-cell office:value-type="string" calcext:value-type="string">
            <text:p>Fencing</text:p>
          </table:table-cell>
          <table:table-cell table:style-name="ce6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725" calcext:value-type="float">
            <text:p>0.3725</text:p>
          </table:table-cell>
          <table:table-cell office:value-type="float" office:value="19.0718" calcext:value-type="float">
            <text:p>19.0718</text:p>
          </table:table-cell>
          <table:table-cell office:value-type="float" office:value="0.9155" calcext:value-type="float">
            <text:p>0.9155</text:p>
          </table:table-cell>
          <table:table-cell table:style-name="ce6" office:value-type="float" office:value="0.616" calcext:value-type="float">
            <text:p>0.61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6:54:05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395" calcext:value-type="float">
            <text:p>0.3395</text:p>
          </table:table-cell>
          <table:table-cell office:value-type="float" office:value="18.9463" calcext:value-type="float">
            <text:p>18.94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647" calcext:value-type="float">
            <text:p>0.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4:16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601" calcext:value-type="float">
            <text:p>0.3601</text:p>
          </table:table-cell>
          <table:table-cell office:value-type="float" office:value="19.0546" calcext:value-type="float">
            <text:p>19.0546</text:p>
          </table:table-cell>
          <table:table-cell office:value-type="float" office:value="0.893" calcext:value-type="float">
            <text:p>0.893</text:p>
          </table:table-cell>
          <table:table-cell office:value-type="float" office:value="0.6255" calcext:value-type="float">
            <text:p>0.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07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618" calcext:value-type="float">
            <text:p>0.3618</text:p>
          </table:table-cell>
          <table:table-cell table:style-name="ce6" office:value-type="float" office:value="19.4394" calcext:value-type="float">
            <text:p>19.4394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6308" calcext:value-type="float">
            <text:p>0.6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27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713" calcext:value-type="float">
            <text:p>0.3713</text:p>
          </table:table-cell>
          <table:table-cell office:value-type="float" office:value="19.257" calcext:value-type="float">
            <text:p>19.25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18" calcext:value-type="float">
            <text:p>0.6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38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497" calcext:value-type="float">
            <text:p>0.3497</text:p>
          </table:table-cell>
          <table:table-cell office:value-type="float" office:value="18.9197" calcext:value-type="float">
            <text:p>18.919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6394" calcext:value-type="float">
            <text:p>0.6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48</text:p>
          </table:table-cell>
          <table:table-cell office:value-type="string" calcext:value-type="string">
            <text:p>Fencing</text:p>
          </table:table-cell>
          <table:table-cell table:style-name="ce6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793" calcext:value-type="float">
            <text:p>0.3793</text:p>
          </table:table-cell>
          <table:table-cell office:value-type="float" office:value="19.2067" calcext:value-type="float">
            <text:p>19.2067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147" calcext:value-type="float">
            <text:p>0.6147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6:48:57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711" calcext:value-type="float">
            <text:p>0.3711</text:p>
          </table:table-cell>
          <table:table-cell office:value-type="float" office:value="19.1138" calcext:value-type="float">
            <text:p>19.1138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208" calcext:value-type="float">
            <text:p>0.6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9:09</text:p>
          </table:table-cell>
          <table:table-cell office:value-type="string" calcext:value-type="string">
            <text:p>Fenc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796" calcext:value-type="float">
            <text:p>0.3796</text:p>
          </table:table-cell>
          <table:table-cell office:value-type="float" office:value="19.1084" calcext:value-type="float">
            <text:p>19.1084</text:p>
          </table:table-cell>
          <table:table-cell office:value-type="float" office:value="0.9082" calcext:value-type="float">
            <text:p>0.9082</text:p>
          </table:table-cell>
          <table:table-cell table:style-name="ce6" office:value-type="float" office:value="0.6085" calcext:value-type="float">
            <text:p>0.608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7:35:43</text:p>
          </table:table-cell>
          <table:table-cell table:style-name="ce4" office:value-type="string" calcext:value-type="string">
            <text:p>GolfSwing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 man is practising his <text:span text:style-name="T1">golf swing</text:span> on the green front lawn of a brick house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234" calcext:value-type="float">
            <text:p>0.3234</text:p>
          </table:table-cell>
          <table:table-cell table:style-name="ce5" office:value-type="float" office:value="19.6317" calcext:value-type="float">
            <text:p>19.6317</text:p>
          </table:table-cell>
          <table:table-cell table:style-name="ce5" office:value-type="float" office:value="0.9671" calcext:value-type="float">
            <text:p>0.9671</text:p>
          </table:table-cell>
          <table:table-cell table:style-name="ce5" office:value-type="float" office:value="0.673" calcext:value-type="float">
            <text:p>0.673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7:35:53</text:p>
          </table:table-cell>
          <table:table-cell office:value-type="string" calcext:value-type="string">
            <text:p>GolfSwing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382" calcext:value-type="float">
            <text:p>0.3382</text:p>
          </table:table-cell>
          <table:table-cell table:style-name="ce6" office:value-type="float" office:value="20.6586" calcext:value-type="float">
            <text:p>20.6586</text:p>
          </table:table-cell>
          <table:table-cell office:value-type="float" office:value="0.9302" calcext:value-type="float">
            <text:p>0.9302</text:p>
          </table:table-cell>
          <table:table-cell table:style-name="ce6" office:value-type="float" office:value="0.6536" calcext:value-type="float">
            <text:p>0.653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36:06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923" calcext:value-type="float">
            <text:p>0.2923</text:p>
          </table:table-cell>
          <table:table-cell office:value-type="float" office:value="19.6668" calcext:value-type="float">
            <text:p>19.6668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7039" calcext:value-type="float">
            <text:p>0.7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6:22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73" calcext:value-type="float">
            <text:p>0.3073</text:p>
          </table:table-cell>
          <table:table-cell office:value-type="float" office:value="20.6316" calcext:value-type="float">
            <text:p>20.631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6884" calcext:value-type="float">
            <text:p>0.6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6:29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46" calcext:value-type="float">
            <text:p>0.3046</text:p>
          </table:table-cell>
          <table:table-cell office:value-type="float" office:value="19.5697" calcext:value-type="float">
            <text:p>19.5697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6928" calcext:value-type="float">
            <text:p>0.6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6:36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29" calcext:value-type="float">
            <text:p>0.3329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6632" calcext:value-type="float">
            <text:p>0.6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0:38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12" calcext:value-type="float">
            <text:p>0.3012</text:p>
          </table:table-cell>
          <table:table-cell office:value-type="float" office:value="19.1555" calcext:value-type="float">
            <text:p>19.1555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6935" calcext:value-type="float">
            <text:p>0.6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0:47</text:p>
          </table:table-cell>
          <table:table-cell office:value-type="string" calcext:value-type="string">
            <text:p>GolfSwing</text:p>
          </table:table-cell>
          <table:table-cell table:style-name="ce8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328" calcext:value-type="float">
            <text:p>0.3328</text:p>
          </table:table-cell>
          <table:table-cell table:style-name="ce6" office:value-type="float" office:value="20.9018" calcext:value-type="float">
            <text:p>20.9018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6637" calcext:value-type="float">
            <text:p>0.6637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40:54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293" calcext:value-type="float">
            <text:p>0.3293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6688" calcext:value-type="float">
            <text:p>0.6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05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179" calcext:value-type="float">
            <text:p>0.3179</text:p>
          </table:table-cell>
          <table:table-cell office:value-type="float" office:value="20.2646" calcext:value-type="float">
            <text:p>20.2646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14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64" calcext:value-type="float">
            <text:p>0.3164</text:p>
          </table:table-cell>
          <table:table-cell office:value-type="float" office:value="19.6023" calcext:value-type="float">
            <text:p>19.6023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6811" calcext:value-type="float">
            <text:p>0.6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23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577" calcext:value-type="float">
            <text:p>0.3577</text:p>
          </table:table-cell>
          <table:table-cell office:value-type="float" office:value="20.2663" calcext:value-type="float">
            <text:p>20.2663</text:p>
          </table:table-cell>
          <table:table-cell office:value-type="float" office:value="0.974" calcext:value-type="float">
            <text:p>0.974</text:p>
          </table:table-cell>
          <table:table-cell table:style-name="ce6" office:value-type="float" office:value="0.6385" calcext:value-type="float">
            <text:p>0.6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9:44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093" calcext:value-type="float">
            <text:p>0.3093</text:p>
          </table:table-cell>
          <table:table-cell office:value-type="float" office:value="18.7334" calcext:value-type="float">
            <text:p>18.7334</text:p>
          </table:table-cell>
          <table:table-cell office:value-type="float" office:value="0.9508" calcext:value-type="float">
            <text:p>0.9508</text:p>
          </table:table-cell>
          <table:table-cell table:style-name="ce6" office:value-type="float" office:value="0.6857" calcext:value-type="float">
            <text:p>0.6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04</text:p>
          </table:table-cell>
          <table:table-cell office:value-type="string" calcext:value-type="string">
            <text:p>GolfSwing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88" calcext:value-type="float">
            <text:p>0.3088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0.949" calcext:value-type="float">
            <text:p>0.949</text:p>
          </table:table-cell>
          <table:table-cell office:value-type="float" office:value="0.6862" calcext:value-type="float">
            <text:p>0.6862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30:20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31" calcext:value-type="float">
            <text:p>0.2631</text:p>
          </table:table-cell>
          <table:table-cell office:value-type="float" office:value="19.1245" calcext:value-type="float">
            <text:p>19.1245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7352" calcext:value-type="float">
            <text:p>0.7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34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71" calcext:value-type="float">
            <text:p>0.2971</text:p>
          </table:table-cell>
          <table:table-cell table:style-name="ce6" office:value-type="float" office:value="19.7787" calcext:value-type="float">
            <text:p>19.7787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6943" calcext:value-type="float">
            <text:p>0.6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47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595" calcext:value-type="float">
            <text:p>0.2595</text:p>
          </table:table-cell>
          <table:table-cell office:value-type="float" office:value="19.0213" calcext:value-type="float">
            <text:p>19.0213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7379" calcext:value-type="float">
            <text:p>0.7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56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07" calcext:value-type="float">
            <text:p>0.3007</text:p>
          </table:table-cell>
          <table:table-cell office:value-type="float" office:value="19.7295" calcext:value-type="float">
            <text:p>19.7295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938" calcext:value-type="float">
            <text:p>0.6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37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68" calcext:value-type="float">
            <text:p>0.3068</text:p>
          </table:table-cell>
          <table:table-cell office:value-type="float" office:value="18.3275" calcext:value-type="float">
            <text:p>18.3275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6881" calcext:value-type="float">
            <text:p>0.6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51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table:style-name="ce6" office:value-type="float" office:value="18.8936" calcext:value-type="float">
            <text:p>18.8936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6866" calcext:value-type="float">
            <text:p>0.6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59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55" calcext:value-type="float">
            <text:p>0.3155</text:p>
          </table:table-cell>
          <table:table-cell office:value-type="float" office:value="18.4818" calcext:value-type="float">
            <text:p>18.4818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6809" calcext:value-type="float">
            <text:p>0.6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6:21</text:p>
          </table:table-cell>
          <table:table-cell office:value-type="string" calcext:value-type="string">
            <text:p>GolfSwing</text:p>
          </table:table-cell>
          <table:table-cell table:style-name="ce6"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284" calcext:value-type="float">
            <text:p>0.3284</text:p>
          </table:table-cell>
          <table:table-cell office:value-type="float" office:value="18.8801" calcext:value-type="float">
            <text:p>18.8801</text:p>
          </table:table-cell>
          <table:table-cell office:value-type="float" office:value="0.9616" calcext:value-type="float">
            <text:p>0.9616</text:p>
          </table:table-cell>
          <table:table-cell table:style-name="ce6" office:value-type="float" office:value="0.6669" calcext:value-type="float">
            <text:p>0.6669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26:45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5202" calcext:value-type="float">
            <text:p>18.5202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828" calcext:value-type="float">
            <text:p>0.6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6:55</text:p>
          </table:table-cell>
          <table:table-cell office:value-type="string" calcext:value-type="string">
            <text:p>GolfSw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21" calcext:value-type="float">
            <text:p>0.3221</text:p>
          </table:table-cell>
          <table:table-cell office:value-type="float" office:value="18.8666" calcext:value-type="float">
            <text:p>18.8666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742" calcext:value-type="float">
            <text:p>0.674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8:17:46</text:p>
          </table:table-cell>
          <table:table-cell table:style-name="ce4" office:value-type="string" calcext:value-type="string">
            <text:p>HandstandWalking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n athletic person holds a steady <text:span text:style-name="T1">handstand</text:span> on a grassy hill under a vast blue sky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0.3124" calcext:value-type="float">
            <text:p>0.3124</text:p>
          </table:table-cell>
          <table:table-cell table:style-name="ce5" office:value-type="float" office:value="19.366" calcext:value-type="float">
            <text:p>19.366</text:p>
          </table:table-cell>
          <table:table-cell table:style-name="ce5" office:value-type="float" office:value="0.9215" calcext:value-type="float">
            <text:p>0.9215</text:p>
          </table:table-cell>
          <table:table-cell table:style-name="ce11" office:value-type="float" office:value="0.6806" calcext:value-type="float">
            <text:p>0.6806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8:17:58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31" calcext:value-type="float">
            <text:p>0.3031</text:p>
          </table:table-cell>
          <table:table-cell office:value-type="float" office:value="19.6691" calcext:value-type="float">
            <text:p>19.6691</text:p>
          </table:table-cell>
          <table:table-cell office:value-type="float" office:value="0.958" calcext:value-type="float">
            <text:p>0.958</text:p>
          </table:table-cell>
          <table:table-cell office:value-type="float" office:value="0.6923" calcext:value-type="float">
            <text:p>0.6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8:05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03" calcext:value-type="float">
            <text:p>0.3103</text:p>
          </table:table-cell>
          <table:table-cell office:value-type="float" office:value="19.4003" calcext:value-type="float">
            <text:p>19.4003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846" calcext:value-type="float">
            <text:p>0.6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8:19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78" calcext:value-type="float">
            <text:p>0.2978</text:p>
          </table:table-cell>
          <table:table-cell office:value-type="float" office:value="19.7308" calcext:value-type="float">
            <text:p>19.7308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6984" calcext:value-type="float">
            <text:p>0.6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8:30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32" calcext:value-type="float">
            <text:p>0.3032</text:p>
          </table:table-cell>
          <table:table-cell office:value-type="float" office:value="19.4323" calcext:value-type="float">
            <text:p>19.4323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6926" calcext:value-type="float">
            <text:p>0.6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8:42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64" calcext:value-type="float">
            <text:p>0.3064</text:p>
          </table:table-cell>
          <table:table-cell table:style-name="ce6" office:value-type="float" office:value="19.7739" calcext:value-type="float">
            <text:p>19.7739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6886" calcext:value-type="float">
            <text:p>0.6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0:17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98" calcext:value-type="float">
            <text:p>0.2998</text:p>
          </table:table-cell>
          <table:table-cell office:value-type="float" office:value="18.8744" calcext:value-type="float">
            <text:p>18.8744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973" calcext:value-type="float">
            <text:p>0.6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0:26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337" calcext:value-type="float">
            <text:p>0.3337</text:p>
          </table:table-cell>
          <table:table-cell office:value-type="float" office:value="20.0784" calcext:value-type="float">
            <text:p>20.0784</text:p>
          </table:table-cell>
          <table:table-cell office:value-type="float" office:value="0.9866" calcext:value-type="float">
            <text:p>0.9866</text:p>
          </table:table-cell>
          <table:table-cell table:style-name="ce6" office:value-type="float" office:value="0.6646" calcext:value-type="float">
            <text:p>0.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0:53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262" calcext:value-type="float">
            <text:p>0.3262</text:p>
          </table:table-cell>
          <table:table-cell office:value-type="float" office:value="19.4418" calcext:value-type="float">
            <text:p>19.4418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6689" calcext:value-type="float">
            <text:p>0.6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1:06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66" calcext:value-type="float">
            <text:p>0.3066</text:p>
          </table:table-cell>
          <table:table-cell table:style-name="ce6" office:value-type="float" office:value="20.3357" calcext:value-type="float">
            <text:p>20.3357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6909" calcext:value-type="float">
            <text:p>0.6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1:27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49" calcext:value-type="float">
            <text:p>0.3249</text:p>
          </table:table-cell>
          <table:table-cell office:value-type="float" office:value="19.5505" calcext:value-type="float">
            <text:p>19.550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6692" calcext:value-type="float">
            <text:p>0.6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1:36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" calcext:value-type="float">
            <text:p>0.32</text:p>
          </table:table-cell>
          <table:table-cell office:value-type="float" office:value="19.2686" calcext:value-type="float">
            <text:p>19.2686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757" calcext:value-type="float">
            <text:p>0.6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07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79" calcext:value-type="float">
            <text:p>0.3079</text:p>
          </table:table-cell>
          <table:table-cell office:value-type="float" office:value="18.6178" calcext:value-type="float">
            <text:p>18.6178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689" calcext:value-type="float">
            <text:p>0.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19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899" calcext:value-type="float">
            <text:p>0.2899</text:p>
          </table:table-cell>
          <table:table-cell office:value-type="float" office:value="18.8528" calcext:value-type="float">
            <text:p>18.8528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7066" calcext:value-type="float">
            <text:p>0.7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29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081" calcext:value-type="float">
            <text:p>0.3081</text:p>
          </table:table-cell>
          <table:table-cell office:value-type="float" office:value="18.644" calcext:value-type="float">
            <text:p>18.644</text:p>
          </table:table-cell>
          <table:table-cell office:value-type="float" office:value="0.9585" calcext:value-type="float">
            <text:p>0.9585</text:p>
          </table:table-cell>
          <table:table-cell table:style-name="ce6" office:value-type="float" office:value="0.6871" calcext:value-type="float">
            <text:p>0.6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39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17" calcext:value-type="float">
            <text:p>0.3017</text:p>
          </table:table-cell>
          <table:table-cell office:value-type="float" office:value="18.9221" calcext:value-type="float">
            <text:p>18.9221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6941" calcext:value-type="float">
            <text:p>0.6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48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17" calcext:value-type="float">
            <text:p>0.3017</text:p>
          </table:table-cell>
          <table:table-cell office:value-type="float" office:value="18.8654" calcext:value-type="float">
            <text:p>18.8654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6952" calcext:value-type="float">
            <text:p>0.6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58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19" calcext:value-type="float">
            <text:p>0.3019</text:p>
          </table:table-cell>
          <table:table-cell table:style-name="ce6" office:value-type="float" office:value="19.036" calcext:value-type="float">
            <text:p>19.036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6953" calcext:value-type="float">
            <text:p>0.6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0:49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76" calcext:value-type="float">
            <text:p>0.276</text:p>
          </table:table-cell>
          <table:table-cell office:value-type="float" office:value="18.6422" calcext:value-type="float">
            <text:p>18.6422</text:p>
          </table:table-cell>
          <table:table-cell office:value-type="float" office:value="0.96" calcext:value-type="float">
            <text:p>0.96</text:p>
          </table:table-cell>
          <table:table-cell office:value-type="float" office:value="0.7203" calcext:value-type="float">
            <text:p>0.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04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793" calcext:value-type="float">
            <text:p>0.2793</text:p>
          </table:table-cell>
          <table:table-cell office:value-type="float" office:value="18.7971" calcext:value-type="float">
            <text:p>18.7971</text:p>
          </table:table-cell>
          <table:table-cell office:value-type="float" office:value="0.922" calcext:value-type="float">
            <text:p>0.922</text:p>
          </table:table-cell>
          <table:table-cell office:value-type="float" office:value="0.7127" calcext:value-type="float">
            <text:p>0.7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13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41" calcext:value-type="float">
            <text:p>0.2641</text:p>
          </table:table-cell>
          <table:table-cell office:value-type="float" office:value="18.3187" calcext:value-type="float">
            <text:p>18.31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311" calcext:value-type="float">
            <text:p>0.7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20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45" calcext:value-type="float">
            <text:p>0.3045</text:p>
          </table:table-cell>
          <table:table-cell office:value-type="float" office:value="18.8508" calcext:value-type="float">
            <text:p>18.8508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6897" calcext:value-type="float">
            <text:p>0.6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53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653" calcext:value-type="float">
            <text:p>0.2653</text:p>
          </table:table-cell>
          <table:table-cell office:value-type="float" office:value="18.2725" calcext:value-type="float">
            <text:p>18.2725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281" calcext:value-type="float">
            <text:p>0.7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2:11</text:p>
          </table:table-cell>
          <table:table-cell office:value-type="string" calcext:value-type="string">
            <text:p>HandstandWalk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114" calcext:value-type="float">
            <text:p>0.3114</text:p>
          </table:table-cell>
          <table:table-cell table:style-name="ce6" office:value-type="float" office:value="18.9268" calcext:value-type="float">
            <text:p>18.9268</text:p>
          </table:table-cell>
          <table:table-cell office:value-type="float" office:value="0.9489" calcext:value-type="float">
            <text:p>0.9489</text:p>
          </table:table-cell>
          <table:table-cell table:style-name="ce6" office:value-type="float" office:value="0.6829" calcext:value-type="float">
            <text:p>0.682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9:03:19</text:p>
          </table:table-cell>
          <table:table-cell table:style-name="ce4" office:value-type="string" calcext:value-type="string">
            <text:p>HorseRiding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 rider on <text:span text:style-name="T1">horseback</text:span> navigates an obstacle course in a sandy arena with trees and hills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2716" calcext:value-type="float">
            <text:p>0.2716</text:p>
          </table:table-cell>
          <table:table-cell table:style-name="ce5" office:value-type="float" office:value="17.6277" calcext:value-type="float">
            <text:p>17.6277</text:p>
          </table:table-cell>
          <table:table-cell table:style-name="ce5" office:value-type="float" office:value="0.9098" calcext:value-type="float">
            <text:p>0.9098</text:p>
          </table:table-cell>
          <table:table-cell table:style-name="ce5" office:value-type="float" office:value="0.7199" calcext:value-type="float">
            <text:p>0.7199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9:03:32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981" calcext:value-type="float">
            <text:p>0.2981</text:p>
          </table:table-cell>
          <table:table-cell office:value-type="float" office:value="18.4916" calcext:value-type="float">
            <text:p>18.4916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6938" calcext:value-type="float">
            <text:p>0.6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03:44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736" calcext:value-type="float">
            <text:p>0.2736</text:p>
          </table:table-cell>
          <table:table-cell office:value-type="float" office:value="17.8184" calcext:value-type="float">
            <text:p>17.8184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7154" calcext:value-type="float">
            <text:p>0.7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04:00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74" calcext:value-type="float">
            <text:p>0.274</text:p>
          </table:table-cell>
          <table:table-cell office:value-type="float" office:value="18.6096" calcext:value-type="float">
            <text:p>18.6096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7178" calcext:value-type="float">
            <text:p>0.7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04:11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591" calcext:value-type="float">
            <text:p>0.2591</text:p>
          </table:table-cell>
          <table:table-cell office:value-type="float" office:value="18.0138" calcext:value-type="float">
            <text:p>18.0138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7313" calcext:value-type="float">
            <text:p>0.7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04:28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013" calcext:value-type="float">
            <text:p>0.3013</text:p>
          </table:table-cell>
          <table:table-cell table:style-name="ce6" office:value-type="float" office:value="18.6467" calcext:value-type="float">
            <text:p>18.6467</text:p>
          </table:table-cell>
          <table:table-cell office:value-type="float" office:value="0.8245" calcext:value-type="float">
            <text:p>0.8245</text:p>
          </table:table-cell>
          <table:table-cell table:style-name="ce6" office:value-type="float" office:value="0.6768" calcext:value-type="float">
            <text:p>0.6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14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97" calcext:value-type="float">
            <text:p>0.2997</text:p>
          </table:table-cell>
          <table:table-cell office:value-type="float" office:value="18.3143" calcext:value-type="float">
            <text:p>18.3143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696" calcext:value-type="float">
            <text:p>0.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23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095" calcext:value-type="float">
            <text:p>0.3095</text:p>
          </table:table-cell>
          <table:table-cell office:value-type="float" office:value="19.0219" calcext:value-type="float">
            <text:p>19.0219</text:p>
          </table:table-cell>
          <table:table-cell office:value-type="float" office:value="0.9175" calcext:value-type="float">
            <text:p>0.9175</text:p>
          </table:table-cell>
          <table:table-cell table:style-name="ce6" office:value-type="float" office:value="0.6823" calcext:value-type="float">
            <text:p>0.6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33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89" calcext:value-type="float">
            <text:p>0.2689</text:p>
          </table:table-cell>
          <table:table-cell office:value-type="float" office:value="18.1114" calcext:value-type="float">
            <text:p>18.1114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7263" calcext:value-type="float">
            <text:p>0.7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42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882" calcext:value-type="float">
            <text:p>0.2882</text:p>
          </table:table-cell>
          <table:table-cell office:value-type="float" office:value="18.5686" calcext:value-type="float">
            <text:p>18.5686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7065" calcext:value-type="float">
            <text:p>0.7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1:53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813" calcext:value-type="float">
            <text:p>0.2813</text:p>
          </table:table-cell>
          <table:table-cell office:value-type="float" office:value="18.4128" calcext:value-type="float">
            <text:p>18.4128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12:01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778" calcext:value-type="float">
            <text:p>0.2778</text:p>
          </table:table-cell>
          <table:table-cell table:style-name="ce6" office:value-type="float" office:value="19.2633" calcext:value-type="float">
            <text:p>19.2633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7181" calcext:value-type="float">
            <text:p>0.7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00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868" calcext:value-type="float">
            <text:p>0.2868</text:p>
          </table:table-cell>
          <table:table-cell office:value-type="float" office:value="17.7079" calcext:value-type="float">
            <text:p>17.7079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7029" calcext:value-type="float">
            <text:p>0.7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12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9" calcext:value-type="float">
            <text:p>0.309</text:p>
          </table:table-cell>
          <table:table-cell table:style-name="ce6" office:value-type="float" office:value="18.8307" calcext:value-type="float">
            <text:p>18.8307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6819" calcext:value-type="float">
            <text:p>0.6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19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91" calcext:value-type="float">
            <text:p>0.2691</text:p>
          </table:table-cell>
          <table:table-cell office:value-type="float" office:value="18.1293" calcext:value-type="float">
            <text:p>18.129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188" calcext:value-type="float">
            <text:p>0.7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31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135" calcext:value-type="float">
            <text:p>0.3135</text:p>
          </table:table-cell>
          <table:table-cell office:value-type="float" office:value="18.5277" calcext:value-type="float">
            <text:p>18.5277</text:p>
          </table:table-cell>
          <table:table-cell office:value-type="float" office:value="0.8958" calcext:value-type="float">
            <text:p>0.8958</text:p>
          </table:table-cell>
          <table:table-cell table:style-name="ce6" office:value-type="float" office:value="0.6746" calcext:value-type="float">
            <text:p>0.6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39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53" calcext:value-type="float">
            <text:p>0.3053</text:p>
          </table:table-cell>
          <table:table-cell office:value-type="float" office:value="18.4519" calcext:value-type="float">
            <text:p>18.451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681" calcext:value-type="float">
            <text:p>0.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32:49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117" calcext:value-type="float">
            <text:p>0.3117</text:p>
          </table:table-cell>
          <table:table-cell office:value-type="float" office:value="18.7358" calcext:value-type="float">
            <text:p>18.7358</text:p>
          </table:table-cell>
          <table:table-cell table:style-name="ce6" office:value-type="float" office:value="0.9199" calcext:value-type="float">
            <text:p>0.9199</text:p>
          </table:table-cell>
          <table:table-cell office:value-type="float" office:value="0.679" calcext:value-type="float">
            <text:p>0.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4:32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514" calcext:value-type="float">
            <text:p>0.2514</text:p>
          </table:table-cell>
          <table:table-cell office:value-type="float" office:value="17.0278" calcext:value-type="float">
            <text:p>17.0278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7439" calcext:value-type="float">
            <text:p>0.7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7:59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124" calcext:value-type="float">
            <text:p>0.3124</text:p>
          </table:table-cell>
          <table:table-cell office:value-type="float" office:value="17.3048" calcext:value-type="float">
            <text:p>17.3048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683" calcext:value-type="float">
            <text:p>0.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22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789" calcext:value-type="float">
            <text:p>0.2789</text:p>
          </table:table-cell>
          <table:table-cell table:style-name="ce6" office:value-type="float" office:value="17.3911" calcext:value-type="float">
            <text:p>17.3911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717" calcext:value-type="float">
            <text:p>0.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32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37" calcext:value-type="float">
            <text:p>0.3037</text:p>
          </table:table-cell>
          <table:table-cell office:value-type="float" office:value="17.1301" calcext:value-type="float">
            <text:p>17.1301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905" calcext:value-type="float">
            <text:p>0.6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40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855" calcext:value-type="float">
            <text:p>0.2855</text:p>
          </table:table-cell>
          <table:table-cell office:value-type="float" office:value="17.1924" calcext:value-type="float">
            <text:p>17.1924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7098" calcext:value-type="float">
            <text:p>0.70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8:49</text:p>
          </table:table-cell>
          <table:table-cell office:value-type="string" calcext:value-type="string">
            <text:p>HorseRi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rider on horseback navigates an obstacle course in a sandy arena with trees and hills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136" calcext:value-type="float">
            <text:p>0.3136</text:p>
          </table:table-cell>
          <table:table-cell office:value-type="float" office:value="16.9503" calcext:value-type="float">
            <text:p>16.9503</text:p>
          </table:table-cell>
          <table:table-cell office:value-type="float" office:value="0.9441" calcext:value-type="float">
            <text:p>0.9441</text:p>
          </table:table-cell>
          <table:table-cell table:style-name="ce6" office:value-type="float" office:value="0.6801" calcext:value-type="float">
            <text:p>0.680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19:35:56</text:p>
          </table:table-cell>
          <table:table-cell table:style-name="ce4" office:value-type="string" calcext:value-type="string">
            <text:p>RockClimbingIndoor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 <text:span text:style-name="T1">climber</text:span> ascends a challenging indoor climbing wall with a follow cinematic shot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014" calcext:value-type="float">
            <text:p>0.3014</text:p>
          </table:table-cell>
          <table:table-cell table:style-name="ce5" office:value-type="float" office:value="17.996" calcext:value-type="float">
            <text:p>17.996</text:p>
          </table:table-cell>
          <table:table-cell table:style-name="ce5" office:value-type="float" office:value="0.898" calcext:value-type="float">
            <text:p>0.898</text:p>
          </table:table-cell>
          <table:table-cell table:style-name="ce5" office:value-type="float" office:value="0.6877" calcext:value-type="float">
            <text:p>0.6877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19:36:09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458" calcext:value-type="float">
            <text:p>0.3458</text:p>
          </table:table-cell>
          <table:table-cell table:style-name="ce6" office:value-type="float" office:value="19.0881" calcext:value-type="float">
            <text:p>19.088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6481" calcext:value-type="float">
            <text:p>0.6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6:23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06" calcext:value-type="float">
            <text:p>0.306</text:p>
          </table:table-cell>
          <table:table-cell office:value-type="float" office:value="18.1505" calcext:value-type="float">
            <text:p>18.150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863" calcext:value-type="float">
            <text:p>0.6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6:41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489" calcext:value-type="float">
            <text:p>0.3489</text:p>
          </table:table-cell>
          <table:table-cell office:value-type="float" office:value="19.0483" calcext:value-type="float">
            <text:p>19.0483</text:p>
          </table:table-cell>
          <table:table-cell office:value-type="float" office:value="0.912" calcext:value-type="float">
            <text:p>0.912</text:p>
          </table:table-cell>
          <table:table-cell table:style-name="ce6" office:value-type="float" office:value="0.6401" calcext:value-type="float">
            <text:p>0.6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6:49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56" calcext:value-type="float">
            <text:p>0.3156</text:p>
          </table:table-cell>
          <table:table-cell office:value-type="float" office:value="18.2874" calcext:value-type="float">
            <text:p>18.2874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6755" calcext:value-type="float">
            <text:p>0.6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6:58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4" calcext:value-type="float">
            <text:p>0.324</text:p>
          </table:table-cell>
          <table:table-cell office:value-type="float" office:value="18.6295" calcext:value-type="float">
            <text:p>18.629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627" calcext:value-type="float">
            <text:p>0.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04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543" calcext:value-type="float">
            <text:p>0.2543</text:p>
          </table:table-cell>
          <table:table-cell office:value-type="float" office:value="17.8124" calcext:value-type="float">
            <text:p>17.8124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7382" calcext:value-type="float">
            <text:p>0.7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15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2932" calcext:value-type="float">
            <text:p>0.2932</text:p>
          </table:table-cell>
          <table:table-cell table:style-name="ce6" office:value-type="float" office:value="18.7965" calcext:value-type="float">
            <text:p>18.7965</text:p>
          </table:table-cell>
          <table:table-cell office:value-type="float" office:value="0.9337" calcext:value-type="float">
            <text:p>0.9337</text:p>
          </table:table-cell>
          <table:table-cell table:style-name="ce6" office:value-type="float" office:value="0.6996" calcext:value-type="float">
            <text:p>0.6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25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448" calcext:value-type="float">
            <text:p>0.2448</text:p>
          </table:table-cell>
          <table:table-cell office:value-type="float" office:value="17.974" calcext:value-type="float">
            <text:p>17.974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7492" calcext:value-type="float">
            <text:p>0.7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45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23" calcext:value-type="float">
            <text:p>0.2923</text:p>
          </table:table-cell>
          <table:table-cell office:value-type="float" office:value="18.2829" calcext:value-type="float">
            <text:p>18.2829</text:p>
          </table:table-cell>
          <table:table-cell office:value-type="float" office:value="0.942" calcext:value-type="float">
            <text:p>0.942</text:p>
          </table:table-cell>
          <table:table-cell office:value-type="float" office:value="0.7008" calcext:value-type="float">
            <text:p>0.7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9:52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679" calcext:value-type="float">
            <text:p>0.2679</text:p>
          </table:table-cell>
          <table:table-cell office:value-type="float" office:value="18.0993" calcext:value-type="float">
            <text:p>18.0993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7277" calcext:value-type="float">
            <text:p>0.7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40:00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831" calcext:value-type="float">
            <text:p>0.2831</text:p>
          </table:table-cell>
          <table:table-cell office:value-type="float" office:value="18.0871" calcext:value-type="float">
            <text:p>18.0871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7105" calcext:value-type="float">
            <text:p>0.7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1:29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777" calcext:value-type="float">
            <text:p>0.2777</text:p>
          </table:table-cell>
          <table:table-cell office:value-type="float" office:value="17.8759" calcext:value-type="float">
            <text:p>17.8759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7139" calcext:value-type="float">
            <text:p>0.7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1:43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212" calcext:value-type="float">
            <text:p>0.321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669" calcext:value-type="float">
            <text:p>0.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1:53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46" calcext:value-type="float">
            <text:p>0.3146</text:p>
          </table:table-cell>
          <table:table-cell office:value-type="float" office:value="18.0575" calcext:value-type="float">
            <text:p>18.057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6758" calcext:value-type="float">
            <text:p>0.6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2:16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55" calcext:value-type="float">
            <text:p>0.355</text:p>
          </table:table-cell>
          <table:table-cell table:style-name="ce6" office:value-type="float" office:value="19.1348" calcext:value-type="float">
            <text:p>19.1348</text:p>
          </table:table-cell>
          <table:table-cell office:value-type="float" office:value="0.9162" calcext:value-type="float">
            <text:p>0.9162</text:p>
          </table:table-cell>
          <table:table-cell table:style-name="ce6" office:value-type="float" office:value="0.6343" calcext:value-type="float">
            <text:p>0.6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2:31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31" calcext:value-type="float">
            <text:p>0.3131</text:p>
          </table:table-cell>
          <table:table-cell office:value-type="float" office:value="18.4099" calcext:value-type="float">
            <text:p>18.409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6773" calcext:value-type="float">
            <text:p>0.6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32:50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3436" calcext:value-type="float">
            <text:p>0.3436</text:p>
          </table:table-cell>
          <table:table-cell office:value-type="float" office:value="18.5706" calcext:value-type="float">
            <text:p>18.5706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6468" calcext:value-type="float">
            <text:p>0.6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7:35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72" calcext:value-type="float">
            <text:p>0.2972</text:p>
          </table:table-cell>
          <table:table-cell office:value-type="float" office:value="18.2742" calcext:value-type="float">
            <text:p>18.2742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6939" calcext:value-type="float">
            <text:p>0.69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8:26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31" calcext:value-type="float">
            <text:p>0.3031</text:p>
          </table:table-cell>
          <table:table-cell table:style-name="ce6" office:value-type="float" office:value="18.8899" calcext:value-type="float">
            <text:p>18.8899</text:p>
          </table:table-cell>
          <table:table-cell office:value-type="float" office:value="0.947" calcext:value-type="float">
            <text:p>0.947</text:p>
          </table:table-cell>
          <table:table-cell office:value-type="float" office:value="0.6907" calcext:value-type="float">
            <text:p>0.6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8:40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928" calcext:value-type="float">
            <text:p>0.2928</text:p>
          </table:table-cell>
          <table:table-cell office:value-type="float" office:value="17.8734" calcext:value-type="float">
            <text:p>17.8734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699" calcext:value-type="float">
            <text:p>0.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8:54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08" calcext:value-type="float">
            <text:p>0.308</text:p>
          </table:table-cell>
          <table:table-cell office:value-type="float" office:value="18.0627" calcext:value-type="float">
            <text:p>18.0627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86" calcext:value-type="float">
            <text:p>0.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9:04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753" calcext:value-type="float">
            <text:p>0.2753</text:p>
          </table:table-cell>
          <table:table-cell office:value-type="float" office:value="17.8295" calcext:value-type="float">
            <text:p>17.829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7142" calcext:value-type="float">
            <text:p>0.7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9:29:24</text:p>
          </table:table-cell>
          <table:table-cell office:value-type="string" calcext:value-type="string">
            <text:p>RockClimbingIndoor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79" calcext:value-type="float">
            <text:p>0.3079</text:p>
          </table:table-cell>
          <table:table-cell office:value-type="float" office:value="18.1485" calcext:value-type="float">
            <text:p>18.1485</text:p>
          </table:table-cell>
          <table:table-cell office:value-type="float" office:value="0.9245" calcext:value-type="float">
            <text:p>0.9245</text:p>
          </table:table-cell>
          <table:table-cell table:style-name="ce6" office:value-type="float" office:value="0.6827" calcext:value-type="float">
            <text:p>0.682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025-08-13 21:14:10</text:p>
          </table:table-cell>
          <table:table-cell table:style-name="ce4" office:value-type="string" calcext:value-type="string">
            <text:p>SkateBoarding</text:p>
          </table:table-cell>
          <table:table-cell table:style-name="ce5" office:value-type="string" calcext:value-type="string">
            <text:p>animation-0000.mp4</text:p>
          </table:table-cell>
          <table:table-cell table:style-name="ce5" office:value-type="string" calcext:value-type="string">
            <text:p>A <text:span text:style-name="T1">skater</text:span> with a red backpack is carving on a paved road next to a snowy mountain, anime style</text:p>
          </table:table-cell>
          <table:table-cell table:style-name="ce5" office:value-type="string" calcext:value-type="string">
            <text:p>anime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025" calcext:value-type="float">
            <text:p>0.3025</text:p>
          </table:table-cell>
          <table:table-cell table:style-name="ce5" office:value-type="float" office:value="18.7043" calcext:value-type="float">
            <text:p>18.7043</text:p>
          </table:table-cell>
          <table:table-cell table:style-name="ce5" office:value-type="float" office:value="0.8701" calcext:value-type="float">
            <text:p>0.8701</text:p>
          </table:table-cell>
          <table:table-cell table:style-name="ce5" office:value-type="float" office:value="0.6801" calcext:value-type="float">
            <text:p>0.6801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2025-08-13 21:14:23</text:p>
          </table:table-cell>
          <table:table-cell office:value-type="string" calcext:value-type="string">
            <text:p>SkateBoarding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398" calcext:value-type="float">
            <text:p>0.3398</text:p>
          </table:table-cell>
          <table:table-cell office:value-type="float" office:value="19.0567" calcext:value-type="float">
            <text:p>19.0567</text:p>
          </table:table-cell>
          <table:table-cell office:value-type="float" office:value="0.8821" calcext:value-type="float">
            <text:p>0.8821</text:p>
          </table:table-cell>
          <table:table-cell table:style-name="ce6" office:value-type="float" office:value="0.6439" calcext:value-type="float">
            <text:p>0.6439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14:39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094" calcext:value-type="float">
            <text:p>0.3094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6747" calcext:value-type="float">
            <text:p>0.6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4:50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9" calcext:value-type="float">
            <text:p>0.339</text:p>
          </table:table-cell>
          <table:table-cell office:value-type="float" office:value="18.8947" calcext:value-type="float">
            <text:p>18.8947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649" calcext:value-type="float">
            <text:p>0.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5:01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1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54" calcext:value-type="float">
            <text:p>0.3154</text:p>
          </table:table-cell>
          <table:table-cell office:value-type="float" office:value="18.4117" calcext:value-type="float">
            <text:p>18.4117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6702" calcext:value-type="float">
            <text:p>0.6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5:09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18" calcext:value-type="float">
            <text:p>0.3318</text:p>
          </table:table-cell>
          <table:table-cell table:style-name="ce6" office:value-type="float" office:value="19.2432" calcext:value-type="float">
            <text:p>19.2432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6581" calcext:value-type="float">
            <text:p>0.6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7:53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59" calcext:value-type="float">
            <text:p>0.3059</text:p>
          </table:table-cell>
          <table:table-cell office:value-type="float" office:value="18.4748" calcext:value-type="float">
            <text:p>18.4748</text:p>
          </table:table-cell>
          <table:table-cell office:value-type="float" office:value="0.881" calcext:value-type="float">
            <text:p>0.881</text:p>
          </table:table-cell>
          <table:table-cell office:value-type="float" office:value="0.6801" calcext:value-type="float">
            <text:p>0.6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8:06</text:p>
          </table:table-cell>
          <table:table-cell office:value-type="string" calcext:value-type="string">
            <text:p>SkateBoarding</text:p>
          </table:table-cell>
          <table:table-cell table:style-name="ce8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618" calcext:value-type="float">
            <text:p>0.3618</text:p>
          </table:table-cell>
          <table:table-cell office:value-type="float" office:value="18.6696" calcext:value-type="float">
            <text:p>18.6696</text:p>
          </table:table-cell>
          <table:table-cell office:value-type="float" office:value="0.9382" calcext:value-type="float">
            <text:p>0.9382</text:p>
          </table:table-cell>
          <table:table-cell table:style-name="ce6" office:value-type="float" office:value="0.6296" calcext:value-type="float">
            <text:p>0.629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18:15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201" calcext:value-type="float">
            <text:p>0.3201</text:p>
          </table:table-cell>
          <table:table-cell office:value-type="float" office:value="18.4579" calcext:value-type="float">
            <text:p>18.4579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69" calcext:value-type="float">
            <text:p>0.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8:39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12" calcext:value-type="float">
            <text:p>0.3312</text:p>
          </table:table-cell>
          <table:table-cell office:value-type="float" office:value="18.7036" calcext:value-type="float">
            <text:p>18.7036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6612" calcext:value-type="float">
            <text:p>0.6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9:04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2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342" calcext:value-type="float">
            <text:p>0.3342</text:p>
          </table:table-cell>
          <table:table-cell table:style-name="ce6" office:value-type="float" office:value="19.0053" calcext:value-type="float">
            <text:p>19.0053</text:p>
          </table:table-cell>
          <table:table-cell office:value-type="float" office:value="0.892" calcext:value-type="float">
            <text:p>0.892</text:p>
          </table:table-cell>
          <table:table-cell office:value-type="float" office:value="0.6534" calcext:value-type="float">
            <text:p>0.65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9:17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string" calcext:value-type="string">
            <text:p>anime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2945" calcext:value-type="float">
            <text:p>0.2945</text:p>
          </table:table-cell>
          <table:table-cell office:value-type="float" office:value="18.8719" calcext:value-type="float">
            <text:p>18.8719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6993" calcext:value-type="float">
            <text:p>0.6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0:06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14" calcext:value-type="float">
            <text:p>0.314</text:p>
          </table:table-cell>
          <table:table-cell table:style-name="ce6" office:value-type="float" office:value="17.8891" calcext:value-type="float">
            <text:p>17.8891</text:p>
          </table:table-cell>
          <table:table-cell office:value-type="float" office:value="0.877" calcext:value-type="float">
            <text:p>0.877</text:p>
          </table:table-cell>
          <table:table-cell office:value-type="float" office:value="0.671599984169006" calcext:value-type="float">
            <text:p>0.671599984169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0:22</text:p>
          </table:table-cell>
          <table:table-cell office:value-type="string" calcext:value-type="string">
            <text:p>SkateBoarding</text:p>
          </table:table-cell>
          <table:table-cell table:style-name="ce6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3596" calcext:value-type="float">
            <text:p>0.3596</text:p>
          </table:table-cell>
          <table:table-cell office:value-type="float" office:value="18.8167" calcext:value-type="float">
            <text:p>18.8167</text:p>
          </table:table-cell>
          <table:table-cell office:value-type="float" office:value="0.8747" calcext:value-type="float">
            <text:p>0.8747</text:p>
          </table:table-cell>
          <table:table-cell table:style-name="ce6" office:value-type="float" office:value="0.621800005435944" calcext:value-type="float">
            <text:p>0.621800005435944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11:04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11" calcext:value-type="float">
            <text:p>0.3111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673799991607666" calcext:value-type="float">
            <text:p>0.673799991607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17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48" calcext:value-type="float">
            <text:p>0.348</text:p>
          </table:table-cell>
          <table:table-cell office:value-type="float" office:value="18.4275" calcext:value-type="float">
            <text:p>18.427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63289999961853" calcext:value-type="float">
            <text:p>0.63289999961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29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string" calcext:value-type="string">
            <text:p>mecha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34" calcext:value-type="float">
            <text:p>0.3234</text:p>
          </table:table-cell>
          <table:table-cell office:value-type="float" office:value="18.0549" calcext:value-type="float">
            <text:p>18.054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6564000248909" calcext:value-type="float">
            <text:p>0.6564000248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11:37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string" calcext:value-type="string">
            <text:p>mecha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84" calcext:value-type="float">
            <text:p>0.3384</text:p>
          </table:table-cell>
          <table:table-cell office:value-type="float" office:value="18.4609" calcext:value-type="float">
            <text:p>18.460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647800028324127" calcext:value-type="float">
            <text:p>0.647800028324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3:22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245" calcext:value-type="float">
            <text:p>0.3245</text:p>
          </table:table-cell>
          <table:table-cell office:value-type="float" office:value="18.1843" calcext:value-type="float">
            <text:p>18.1843</text:p>
          </table:table-cell>
          <table:table-cell office:value-type="float" office:value="0.874" calcext:value-type="float">
            <text:p>0.87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3:46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62" calcext:value-type="float">
            <text:p>0.3062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6794" calcext:value-type="float">
            <text:p>0.6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07</text:p>
          </table:table-cell>
          <table:table-cell office:value-type="string" calcext:value-type="string">
            <text:p>SkateBoarding</text:p>
          </table:table-cell>
          <table:table-cell table:style-name="ce6"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387" calcext:value-type="float">
            <text:p>0.3387</text:p>
          </table:table-cell>
          <table:table-cell office:value-type="float" office:value="18.2014" calcext:value-type="float">
            <text:p>18.2014</text:p>
          </table:table-cell>
          <table:table-cell office:value-type="float" office:value="0.904" calcext:value-type="float">
            <text:p>0.904</text:p>
          </table:table-cell>
          <table:table-cell table:style-name="ce6" office:value-type="float" office:value="0.6471" calcext:value-type="float">
            <text:p>0.6471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21:04:31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48" calcext:value-type="float">
            <text:p>0.3048</text:p>
          </table:table-cell>
          <table:table-cell office:value-type="float" office:value="18.2016" calcext:value-type="float">
            <text:p>18.2016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685" calcext:value-type="float">
            <text:p>0.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40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string" calcext:value-type="string">
            <text:p>pixel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13" calcext:value-type="float">
            <text:p>0.3013</text:p>
          </table:table-cell>
          <table:table-cell table:style-name="ce6" office:value-type="float" office:value="18.5264" calcext:value-type="float">
            <text:p>18.526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6871" calcext:value-type="float">
            <text:p>0.6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21:04:47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string" calcext:value-type="string">
            <text:p>pixel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2026" calcext:value-type="float">
            <text:p>18.20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6766" calcext:value-type="float">
            <text:p>0.676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all.H1:all.K2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0T18:06:27.428943082</dc:date>
    <meta:editing-duration>PT1H30M6S</meta:editing-duration>
    <meta:editing-cycles>11</meta:editing-cycles>
    <meta:generator>LibreOffice/7.3.7.2$Linux_X86_64 LibreOffice_project/30$Build-2</meta:generator>
    <meta:document-statistic meta:table-count="1" meta:cell-count="2677" meta:object-count="0"/>
  </office:meta>
</office:document-meta>
</file>